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0.1cm" svg:y="10.083cm">
            <draw:object draw:notify-on-update-of-ranges="Feuille1.A33:Feuille1.A40 Feuille1.B33:Feuille1.B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insertion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élection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Bulle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Fusion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C33:.I33])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AVERAGE([.C34:.I34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C35:.I35])"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AVERAGE([.C36:.I36])"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AVERAGE([.C37:.I37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AVERAGE([.C38:.I38])" office:value-type="float" office:value="13.6666666666667" calcext:value-type="float">
            <text:p>13.666666666666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C39:.I39])" office:value-type="float" office:value="18.6666666666667" calcext:value-type="float">
            <text:p>18.666666666666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AVERAGE([.C40:.I40])" office:value-type="float" office:value="18.2857142857143" calcext:value-type="float">
            <text:p>18.285714285714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CH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ncent Keller</meta:initial-creator>
    <meta:creation-date>2023-09-11T13:28:56.387360998</meta:creation-date>
    <dc:date>2023-09-11T15:13:48.311402014</dc:date>
    <dc:creator>Vincent Keller</dc:creator>
    <meta:editing-duration>PT1H44M52S</meta:editing-duration>
    <meta:editing-cycles>2</meta:editing-cycles>
    <meta:generator>LibreOffice/7.4.5.1$Linux_X86_64 LibreOffice_project/9c0871452b3918c1019dde9bfac75448afc4b57f</meta:generator>
    <meta:document-statistic meta:table-count="1" meta:cell-count="7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Feuille1.A33:Feuille1.B40" chart:data-source-has-labels="column" svg:x="0.32cm" svg:y="0.18cm" svg:width="12.428cm" svg:height="8.64cm">
          <chart:coordinate-region svg:x="0.941cm" svg:y="0.379cm" svg:width="11.713cm" svg:height="7.794cm"/>
          <chart:axis chart:dimension="x" chart:name="primary-x" chart:style-name="ch4" chartooo:axis-type="auto">
            <chartooo:date-scale/>
            <chart:categories table:cell-range-address="Feuille1.A33:Feuille1.A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33:Feuille1.B40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Feuille1.A33:Feuille1.A40</svg:desc>
                </draw:g>
              </table:table-cell>
              <table:table-cell office:value-type="float" office:value="1">
                <text:p>1</text:p>
                <draw:g>
                  <svg:desc>Feuille1.B33:Feuille1.B4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.6666666666667">
                <text:p>13.6666666666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.6666666666667">
                <text:p>18.666666666666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8.2857142857143">
                <text:p>18.2857142857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9c0871452b3918c1019dde9bfac75448afc4b57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